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margin-top="0cm" fo:margin-bottom="0cm" style:contextual-spacing="false"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ength-of-last-word/" text:style-name="Internet_20_link" text:visited-style-name="Visited_20_Internet_20_Link"><text:span text:style-name="T1">Length of Last Word</text:span></text:a></text:p>
      <text:section text:style-name="Sect1" text:name="headlessui-popover-button-:rj:">
        <text:p text:style-name="Standard"/>
      </text:section>
      <text:p text:style-name="P3">Easy</text:p>
      <text:p text:style-name="P3">3.7K</text:p>
      <text:p text:style-name="P3">190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5"><text:span text:style-name="T1">Given a string </text:span><text:span text:style-name="Source_20_Text"><text:span text:style-name="T2">s</text:span></text:span><text:span text:style-name="T1"> consisting of words and spaces, return </text:span><text:span text:style-name="Emphasis"><text:span text:style-name="T1">the length of the </text:span></text:span><text:span text:style-name="Emphasis"><text:span text:style-name="Strong_20_Emphasis"><text:span text:style-name="T1">last</text:span></text:span></text:span><text:span text:style-name="Emphasis"><text:span text:style-name="T1"> word in the string.</text:span></text:span></text:p>
      <text:p text:style-name="P6"><text:span text:style-name="T1">A </text:span><text:span text:style-name="Strong_20_Emphasis"><text:span text:style-name="T1">word</text:span></text:span><text:span text:style-name="T1"> is a maximal </text:span></text:p>
      <text:section text:style-name="Sect1" text:name="headlessui-popover-button-:ru:">
        <text:p text:style-name="P8">substring</text:p>
      </text:section>
      <text:p text:style-name="P7"> consisting of non-space characters only.</text:p>
      <text:p text:style-name="P9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Hello World"</text:span></text:p>
      <text:p text:style-name="P2"><text:span text:style-name="Strong_20_Emphasis"><text:span text:style-name="T1">Output:</text:span></text:span><text:span text:style-name="T1"> 5</text:span></text:p>
      <text:p text:style-name="P1"><text:span text:style-name="Strong_20_Emphasis"><text:span text:style-name="T1">Explanation:</text:span></text:span><text:span text:style-name="T1"> The last word is "World" with length 5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 <text:s text:c="2"/>fly me <text:s text:c="2"/>to <text:s text:c="2"/>the moon <text:s/>"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The last word is "moon" with length 4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luffy is still joyboy"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last word is "joyboy" with length 6.</text:span></text:p>
      <text:p text:style-name="P9"> </text:p>
      <text:p text:style-name="P5"><text:span text:style-name="Strong_20_Emphasis"><text:span text:style-name="T1">Constraints:</text:span></text:span></text:p>
      <text:list xml:id="list3102130694" text:style-name="L1">
        <text:list-item>
          <text:p text:style-name="P10"><text:span text:style-name="Source_20_Text"><text:span text:style-name="T2">1 &lt;= s.length &lt;=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s</text:span></text:span><text:span text:style-name="T1"> consists of only English letters and spaces </text:span><text:span text:style-name="Source_20_Text"><text:span text:style-name="T2">' '</text:span></text:span><text:span text:style-name="T1">.</text:span></text:p>
        </text:list-item>
        <text:list-item>
          <text:p text:style-name="P11"><text:span text:style-name="T1">There will be at least one word in </text:span><text:span text:style-name="Source_20_Text"><text:span text:style-name="T2">s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5T08:41:58.266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7" meta:word-count="127" meta:character-count="642" meta:non-whitespace-character-count="532"/>
  </office:meta>
</office:document-meta>
</file>